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02cm" fo:min-width="3.88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23cm" fo:min-width="6.28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05cm" fo:min-width="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cm" fo:min-width="2.2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3.59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05cm" fo:min-width="6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98cm" fo:min-width="3.78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084cm" fo:min-width="4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6.2cm" svg:height="2.9cm" svg:x="6.4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5cm" svg:y1="4.1cm" svg:x2="9.608cm" svg:y2="5.105cm" draw:start-shape="id1" draw:start-glue-point="8" draw:end-shape="id2" draw:end-glue-point="0" svg:d="M9500 4100l108 1005" svg:viewBox="0 0 109 1006">
          <text:p/>
        </draw:connector>
        <draw:custom-shape draw:style-name="gr3" draw:text-style-name="P2" xml:id="id2" draw:id="id2" draw:layer="layout" svg:width="6.783cm" svg:height="2.473cm" draw:transform="skewX (0.531801823082672) rotate (-0.00157079632679416) translate (6.217cm 5.1cm)">
          <text:p text:style-name="P1">Pobierz n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7.5cm" svg:height="2.3cm" svg:x="4.4cm" svg:y="8.8cm">
          <text:p text:style-name="P1">Iloczyn = 1</text:p>
          <text:p text:style-name="P1">i = 0 <text:s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.149cm" svg:y1="7.576cm" svg:x2="8.15cm" svg:y2="8.8cm" draw:start-shape="id2" draw:start-glue-point="2" draw:end-shape="id3" draw:end-glue-point="0" svg:d="M8149 7576l1 1224" svg:viewBox="0 0 2 1225">
          <text:p/>
        </draw:connector>
        <draw:custom-shape draw:style-name="gr5" draw:text-style-name="P2" xml:id="id4" draw:id="id4" draw:layer="layout" svg:width="5.5cm" svg:height="2.7cm" svg:x="5.4cm" svg:y="12.4cm">
          <text:p text:style-name="P1">i &lt;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8.15cm" svg:y1="11.1cm" svg:x2="8.15cm" svg:y2="12.4cm" draw:start-shape="id3" draw:start-glue-point="2" draw:end-shape="id4" draw:end-glue-point="4" svg:d="M8150 11100v1300" svg:viewBox="0 0 1 1301">
          <text:p/>
        </draw:connector>
        <draw:connector draw:style-name="gr6" draw:text-style-name="P3" draw:layer="layout" svg:x1="10.9cm" svg:y1="13.75cm" svg:x2="13.512cm" svg:y2="18.35cm" draw:start-shape="id4" draw:start-glue-point="7" draw:end-shape="id5" draw:end-glue-point="9" svg:d="M10900 13750h901v4600h1711" svg:viewBox="0 0 2613 4601">
          <text:p text:style-name="P1">TAK</text:p>
        </draw:connector>
        <draw:custom-shape draw:style-name="gr7" draw:text-style-name="P2" xml:id="id5" draw:id="id5" draw:layer="layout" svg:width="6.5cm" svg:height="2.7cm" svg:x="12.7cm" svg:y="17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6" draw:id="id6" draw:layer="layout" svg:width="6.5cm" svg:height="3.3cm" svg:x="12.8cm" svg:y="21.1cm">
          <text:p text:style-name="P1">Iloczyn *=a</text:p>
          <text:p text:style-name="P1">i +=1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5.95cm" svg:y1="19.7cm" svg:x2="16.05cm" svg:y2="21.1cm" draw:start-shape="id5" draw:start-glue-point="8" draw:end-shape="id6" draw:end-glue-point="0" svg:d="M15950 19700l100 1400" svg:viewBox="0 0 101 1401">
          <text:p/>
        </draw:connector>
        <draw:connector draw:style-name="gr2" draw:text-style-name="P3" draw:layer="layout" svg:x1="19.3cm" svg:y1="22.75cm" svg:x2="8.15cm" svg:y2="12.4cm" draw:start-shape="id6" draw:start-glue-point="1" draw:end-shape="id4" draw:end-glue-point="4" svg:d="M19300 22750h501v-10851h-11651v501" svg:viewBox="0 0 11652 10852">
          <text:p/>
        </draw:connector>
        <draw:custom-shape draw:style-name="gr9" draw:text-style-name="P2" xml:id="id7" draw:id="id7" draw:layer="layout" svg:width="6.8cm" svg:height="2.3cm" svg:x="1.5cm" svg:y="19.1cm">
          <text:p text:style-name="P1">Drukuj iloczyn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3" draw:layer="layout" svg:x1="5.4cm" svg:y1="13.75cm" svg:x2="4.9cm" svg:y2="19.1cm" draw:start-shape="id4" draw:start-glue-point="5" draw:end-shape="id7" draw:end-glue-point="5" svg:d="M5400 13750h-501v3351h1v1999" svg:viewBox="0 0 502 5351">
          <text:p text:style-name="P1">NIE</text:p>
        </draw:connector>
        <draw:connector draw:style-name="gr2" draw:text-style-name="P3" draw:layer="layout" draw:type="line" svg:x1="4.9cm" svg:y1="21.4cm" svg:x2="5cm" svg:y2="23.3cm" draw:start-shape="id7" draw:start-glue-point="8" draw:end-shape="id8" draw:end-glue-point="4" svg:d="M4900 21400l100 1900" svg:viewBox="0 0 101 1901">
          <text:p/>
        </draw:connector>
        <draw:custom-shape draw:style-name="gr10" draw:text-style-name="P2" xml:id="id8" draw:id="id8" draw:layer="layout" svg:width="6.4cm" svg:height="3.3cm" svg:x="1.8cm" svg:y="23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1:58:17.126872137</meta:creation-date>
    <dc:date>2018-12-18T12:09:42.682748291</dc:date>
    <meta:editing-duration>PT11M26S</meta:editing-duration>
    <meta:editing-cycles>1</meta:editing-cycles>
    <meta:document-statistic meta:object-count="16"/>
    <meta:generator>LibreOffice/6.0.6.2$Linux_X86_64 LibreOffice_project/00m0$Build-2</meta:generator>
  </office:meta>
</office:document-meta>
</file>